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faf64" officeooo:paragraph-rsid="000faf64"/>
    </style:style>
    <style:style style:name="P2" style:family="paragraph" style:parent-style-name="Standard">
      <style:paragraph-properties fo:text-align="end" style:justify-single-word="false"/>
      <style:text-properties fo:font-size="11pt" style:text-underline-style="none" fo:font-weight="normal" officeooo:rsid="000faf64" officeooo:paragraph-rsid="000faf64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0faf64" officeooo:paragraph-rsid="000faf64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0faf64" officeooo:paragraph-rsid="000faf64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margin-left="0cm" fo:margin-right="0cm" style:line-height-at-least="0.503cm" fo:text-indent="0cm" style:auto-text-indent="false"/>
      <style:text-properties fo:color="#d4d4d4" loext:opacity="100%" style:font-name="Droid Sans Mono" fo:font-size="10.5pt" fo:font-weight="normal" fo:background-color="#1e1e1e"/>
    </style:style>
    <style:style style:name="P6" style:family="paragraph" style:parent-style-name="Standard">
      <style:paragraph-properties fo:text-align="start" style:justify-single-word="false"/>
      <style:text-properties fo:color="#d4d4d4" loext:opacity="100%" style:font-name="Droid Sans Mono" fo:font-size="10.5pt" fo:font-style="normal" style:text-underline-style="none" fo:font-weight="normal" officeooo:rsid="000faf64" officeooo:paragraph-rsid="000faf64" fo:background-color="#1e1e1e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margin-left="0cm" fo:margin-right="0cm" style:line-height-at-least="0.503cm" fo:text-indent="0cm" style:auto-text-indent="false"/>
      <style:text-properties fo:color="#d4d4d4" loext:opacity="100%" style:font-name="Droid Sans Mono" fo:font-size="10.5pt" style:text-underline-style="none" fo:font-weight="normal" officeooo:rsid="000faf64" officeooo:paragraph-rsid="000faf64" fo:background-color="#1e1e1e" style:font-weight-asian="normal" style:font-weight-complex="normal"/>
    </style:style>
    <style:style style:name="P8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Droid Sans Mono" fo:font-size="10.5pt" style:text-underline-style="solid" style:text-underline-width="auto" style:text-underline-color="font-color" fo:font-weight="bold" officeooo:rsid="000faf64" officeooo:paragraph-rsid="000faf64" fo:background-color="#ffffff" style:font-weight-asian="bold" style:font-weight-complex="bold"/>
    </style:style>
    <style:style style:name="P9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Droid Sans Mono" fo:font-size="10.5pt" style:text-underline-style="none" fo:font-weight="normal" officeooo:rsid="000faf64" officeooo:paragraph-rsid="000faf64" fo:background-color="#ffffff" style:font-weight-asian="normal" style:font-weight-complex="normal"/>
    </style:style>
    <style:style style:name="P10" style:family="paragraph" style:parent-style-name="Standard">
      <style:paragraph-properties fo:margin-left="0cm" fo:margin-right="0cm" style:line-height-at-least="0.503cm" fo:text-indent="0cm" style:auto-text-indent="false"/>
      <style:text-properties fo:font-style="normal" style:text-underline-style="none" fo:font-weight="normal" officeooo:rsid="000faf64" officeooo:paragraph-rsid="000faf64" fo:background-color="#000000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margin-left="0cm" fo:margin-right="0cm" style:line-height-at-least="0.503cm" fo:text-indent="0cm" style:auto-text-indent="false"/>
      <style:text-properties fo:font-style="normal" style:text-underline-style="solid" style:text-underline-width="auto" style:text-underline-color="font-color" fo:font-weight="bold" officeooo:rsid="00150d03" officeooo:paragraph-rsid="00150d03" fo:background-color="#ffffff" style:font-style-asian="normal" style:font-weight-asian="bold" style:font-style-complex="normal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3" style:family="text">
      <style:text-properties fo:color="#569cd6" loext:opacity="100%"/>
    </style:style>
    <style:style style:name="T4" style:family="text">
      <style:text-properties fo:color="#4ec9b0" loext:opacity="100%"/>
    </style:style>
    <style:style style:name="T5" style:family="text">
      <style:text-properties fo:color="#dcdcaa" loext:opacity="100%"/>
    </style:style>
    <style:style style:name="T6" style:family="text">
      <style:text-properties fo:color="#4fc1ff" loext:opacity="100%"/>
    </style:style>
    <style:style style:name="T7" style:family="text">
      <style:text-properties fo:color="#ce9178" loext:opacity="100%"/>
    </style:style>
    <style:style style:name="T8" style:family="text">
      <style:text-properties fo:background-color="#0000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lément Moisan 20/03/2025</text:p>
      <text:p text:style-name="P1"><text:span text:style-name="T2">Tp Exception</text:span> </text:p>
      <text:p text:style-name="P1"/>
      <text:p text:style-name="P3">Question 2 :</text:p>
      <text:p text:style-name="P4">Il faut compléter le code comme ceci dans AppWeekEnd :</text:p>
      <text:p text:style-name="P6"><text:span text:style-name="T3">public</text:span> <text:span text:style-name="T4">void</text:span> <text:span text:style-name="T5">au_revoir</text:span>() {</text:p>
      <text:p text:style-name="P5"><text:span text:style-name="T4">System</text:span>.<text:span text:style-name="T6">out</text:span>.<text:span text:style-name="T5">println</text:span>(<text:span text:style-name="T7">"╭───────────╮"</text:span>);</text:p>
      <text:p text:style-name="P5"><text:span text:style-name="T4">System</text:span>.<text:span text:style-name="T6">out</text:span>.<text:span text:style-name="T5">println</text:span>(<text:span text:style-name="T7">"│ Au revoir <text:s text:c="7"/>│"</text:span>);</text:p>
      <text:p text:style-name="P5"><text:span text:style-name="T4">System</text:span>.<text:span text:style-name="T6">out</text:span>.<text:span text:style-name="T5">println</text:span>(<text:span text:style-name="T7">"╰───────────╯"</text:span>);</text:p>
      <text:p text:style-name="P5">}<text:line-break/><text:span text:style-name="T8"/></text:p>
      <text:p text:style-name="P8">Question 3 :</text:p>
      <text:p text:style-name="P7"><text:span text:style-name="T4">System</text:span>.<text:span text:style-name="T5">console</text:span>().<text:span text:style-name="T5">readLine</text:span>();</text:p>
      <text:p text:style-name="P9">La Méthode readLine() permet de récupérer l’entrée saisie l’utilisateur.</text:p>
      <text:p text:style-name="P9"/>
      <text:p text:style-name="P9"><text:span text:style-name="T1">Question 4 :</text:span> </text:p>
      <text:p text:style-name="P9">Pour pouvoir forcer le passage en minuscule afin que l’on puisse la comparer avec la minuscule ‘’q’’.</text:p>
      <text:p text:style-name="P10"/>
      <text:p text:style-name="P11">Question 10 :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0T08:27:15.642767745</meta:creation-date>
    <dc:date>2025-03-20T11:05:16.397098985</dc:date>
    <meta:editing-duration>PT54M3S</meta:editing-duration>
    <meta:editing-cycles>4</meta:editing-cycles>
    <meta:generator>LibreOffice/24.2.7.2$Linux_X86_64 LibreOffice_project/420$Build-2</meta:generator>
    <meta:document-statistic meta:table-count="0" meta:image-count="0" meta:object-count="0" meta:page-count="1" meta:paragraph-count="15" meta:word-count="65" meta:character-count="485" meta:non-whitespace-character-count="425"/>
  </office:meta>
</office:document-meta>
</file>